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
      <style:text-properties fo:font-size="10.5pt" officeooo:paragraph-rsid="00213c8f" style:font-size-asian="10.5pt" style:font-size-complex="10.5pt"/>
    </style:style>
    <style:style style:name="P2" style:family="paragraph" style:parent-style-name="Text_20_body">
      <style:text-properties fo:font-size="10.5pt" officeooo:paragraph-rsid="00233861" style:font-size-asian="10.5pt" style:font-size-complex="10.5pt"/>
    </style:style>
    <style:style style:name="P3" style:family="paragraph" style:parent-style-name="Text_20_body">
      <style:text-properties fo:font-size="10.5pt" officeooo:rsid="002586f3" officeooo:paragraph-rsid="002586f3" style:font-size-asian="10.5pt" style:font-size-complex="10.5pt"/>
    </style:style>
    <style:style style:name="P4" style:family="paragraph" style:parent-style-name="Text_20_body">
      <style:text-properties fo:font-size="10.5pt" officeooo:paragraph-rsid="002586f3" style:font-size-asian="10.5pt" style:font-size-complex="10.5pt"/>
    </style:style>
    <style:style style:name="P5" style:family="paragraph" style:parent-style-name="Text_20_body">
      <style:text-properties fo:font-size="15pt" officeooo:rsid="0029603f" officeooo:paragraph-rsid="002ad6bf" style:font-size-asian="15pt" style:font-size-complex="15pt"/>
    </style:style>
    <style:style style:name="P6" style:family="paragraph" style:parent-style-name="Text_20_body">
      <style:text-properties fo:font-size="15pt" fo:font-weight="bold" officeooo:paragraph-rsid="002586f3" style:font-size-asian="15pt" style:font-weight-asian="bold" style:font-size-complex="15pt" style:font-weight-complex="bold"/>
    </style:style>
    <style:style style:name="P7" style:family="paragraph" style:parent-style-name="Text_20_body">
      <style:text-properties fo:font-size="12pt" officeooo:rsid="0029603f" officeooo:paragraph-rsid="002ad6bf" style:font-size-asian="10.5pt" style:font-size-complex="12pt"/>
    </style:style>
    <style:style style:name="P8" style:family="paragraph" style:parent-style-name="Text_20_body">
      <style:text-properties fo:font-size="12pt" fo:font-weight="normal" officeooo:rsid="0029603f" officeooo:paragraph-rsid="002ad6bf" style:font-size-asian="10.5pt" style:font-weight-asian="normal" style:font-size-complex="12pt" style:font-weight-complex="normal"/>
    </style:style>
    <style:style style:name="P9" style:family="paragraph" style:parent-style-name="Standard">
      <style:text-properties officeooo:paragraph-rsid="001f18df"/>
    </style:style>
    <style:style style:name="P10" style:family="paragraph" style:parent-style-name="Standard">
      <style:text-properties officeooo:paragraph-rsid="0020ac90"/>
    </style:style>
    <style:style style:name="P11" style:family="paragraph" style:parent-style-name="Standard">
      <style:text-properties officeooo:paragraph-rsid="0020b98a"/>
    </style:style>
    <style:style style:name="P12" style:family="paragraph" style:parent-style-name="Standard">
      <style:text-properties fo:font-size="10.5pt" officeooo:paragraph-rsid="0020b98a" style:font-size-asian="10.5pt" style:font-size-complex="10.5pt"/>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5pt" fo:font-weight="bold" officeooo:paragraph-rsid="001f18df" style:font-size-asian="15pt" style:font-weight-asian="bold" style:font-size-complex="15pt" style:font-weight-complex="bold"/>
    </style:style>
    <style:style style:name="T1" style:family="text">
      <style:text-properties officeooo:rsid="001f18df"/>
    </style:style>
    <style:style style:name="T2" style:family="text">
      <style:text-properties style:font-name="Liberation Serif"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officeooo:rsid="00233861" style:font-size-asian="12pt" style:font-size-complex="12pt"/>
    </style:style>
    <style:style style:name="T5" style:family="text">
      <style:text-properties fo:font-size="12pt" officeooo:rsid="00240997" style:font-size-asian="12pt" style:font-size-complex="12pt"/>
    </style:style>
    <style:style style:name="T6" style:family="text">
      <style:text-properties fo:font-size="12pt" officeooo:rsid="0029603f" style:font-size-asian="12pt" style:font-size-complex="12pt"/>
    </style:style>
    <style:style style:name="T7" style:family="text">
      <style:text-properties officeooo:rsid="00240997"/>
    </style:style>
    <style:style style:name="T8" style:family="text">
      <style:text-properties officeooo:rsid="002586f3"/>
    </style:style>
    <style:style style:name="T9" style:family="text">
      <style:text-properties fo:font-weight="bold" style:font-weight-asian="bold" style:font-weight-complex="bold"/>
    </style:style>
    <style:style style:name="T10" style:family="text">
      <style:text-properties officeooo:rsid="002ad6bf"/>
    </style:style>
    <style:style style:name="T11" style:family="text">
      <style:text-properties officeooo:rsid="002c8f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3">管理画面</text:p>
      <text:p text:style-name="Standard">ログイン必須画面。</text:p>
      <text:p text:style-name="P9">このブログの管理者だけが立ち入ることのできる画面。この画面では、これまで投稿された記事の一覧がみえ、各記事に編集ボタンと削除ボタンがある。また、新しい記事を投稿もできる。</text:p>
      <text:p text:style-name="P10"/>
      <text:p text:style-name="P10">各種ボタン</text:p>
      <text:p text:style-name="P9">・N<text:span text:style-name="T1">ew article ボタン</text:span></text:p>
      <text:p text:style-name="P9">　新しい記事を書き、投稿する。遷移先は記事編集画面。</text:p>
      <text:p text:style-name="P9">・E<text:span text:style-name="T1">dit ボタン</text:span></text:p>
      <text:p text:style-name="P9">　各記事横にDeleteとともに存在する。すでに投稿されている記事の編集ができる。遷移先は記事編集画面。｛遷移すると、投稿されていたタイトルと文がそのまま入力された状態で出ることで編集しやすくしている。また、画像の挿入もできる。｝</text:p>
      <text:p text:style-name="P9">・D<text:span text:style-name="T1">elete ボタン</text:span></text:p>
      <text:p text:style-name="P9">　各記事横にEditボタンとともに存在する。すでに投稿されている記事の削除が可能。削除はダイアログ表示で管理者に確認を取らせ、削除後はメッセージの表示にて成功、失敗を管理者側に通知する。</text:p>
      <text:p text:style-name="P9">また、ここでログインが正常に行われていなければ（タイムアウト等）、もう一度ログイン画面からログインをしなおし、管理画面に移る。その際、削除は行われて折らず、もう一度同じ削除の手順を踏むことになる。</text:p>
      <text:p text:style-name="P9">・ID、Title、Modified</text:p>
      <text:p text:style-name="P9">　それぞれ各ボタンはソート機能を備えている。</text:p>
      <text:p text:style-name="P9"/>
      <text:p text:style-name="P9"/>
      <text:p text:style-name="P14">TOP画面（記事一覧画面）</text:p>
      <text:p text:style-name="P9">ログインをしていなくても画面は特に変わらない。記事一つ一つが区切られている（＝各記事）。各記事がそれぞれ昇順になっており、その表示内容は、タイトル、日付、画像（サムネイル）、本文一部抜粋されている。各記事は、縦一列に並んでいる。</text:p>
      <text:p text:style-name="P9"/>
      <text:p text:style-name="P9">各種ボタン</text:p>
      <text:p text:style-name="P9">・タイトルボタン</text:p>
      <text:p text:style-name="P9">　各記事のタイトルがボタン仕様になっていて、遷移先は記事詳細画面。</text:p>
      <text:p text:style-name="P9"/>
      <text:p text:style-name="P9"/>
      <text:p text:style-name="P14">記事詳細画面</text:p>
      <text:p text:style-name="P11">各記事の選択された該当記事が一つだけ表示される画面となる。この画面には、記事の項目とその記事に対するコメントの項目があるので、分けて記載する。</text:p>
      <text:p text:style-name="P11"/>
      <text:p text:style-name="P11">記事項目：タイトル全文、投稿された日付、画像のID（実際に画像が添付されていれば画像が表示される）、本文全文</text:p>
      <text:p text:style-name="P12"/>
      <text:p text:style-name="P1">コメント項目：</text:p>
      <text:p text:style-name="P2">・<text:span text:style-name="T4">Related Comments</text:span></text:p>
      <text:p text:style-name="P2">該当記事に対し投稿されたコメントが昇順に並ぶ。また、各コメント本文横に<text:span text:style-name="T2">Edit</text:span>ボタンも存在し、このボタンからコメント編集画面に遷移できる。</text:p>
      <text:p text:style-name="P1">・コメントの投稿</text:p>
      <text:p text:style-name="P1">該当記事に対するコメントが投稿できる。入力欄は名前、コメント内容、パスワードの三点。名前の入力は任意であり、もし、名前が入力されていない場合は「匿名」との表記になる。コメントの内容は文字数無制限である。最後に、パスワードは名前と同じく任意であるが入力しないと、今後自分が投稿したコメントに限りコメントの編集、削除ができなくなる（パスワードの入力が必要になるため）。これらを満たし、投稿に成功したときは、メッセージとともに、画面上の<text:span text:style-name="T5">Related Comments</text:span><text:span text:style-name="T7">欄に</text:span>投稿したコメントが追加される。</text:p>
      <text:p text:style-name="P3"><text:span text:style-name="T3">Submit</text:span>ボタン</text:p>
      <text:p text:style-name="P4"><text:span text:style-name="T8">コメント入力したものを送信するボタン。</text:span></text:p>
      <text:p text:style-name="P4"/>
      <text:p text:style-name="P6"><text:soft-page-break/>コメント編集画面</text:p>
      <text:p text:style-name="P4">自身のコメントかつコメント投稿時にパスワード入力していた場合に限り、この画面からコメントの編集と削除が可能になる。ただし、編集と削除ができないだけで、この画面に遷移もできるし、打ち込むことも可能である（投稿は上記の状態でないとできない）。画面上にはもともと投稿されていた名前、内容、パスワード（●で表示）が表示されている。</text:p>
      <text:p text:style-name="P4">主な入力欄</text:p>
      <text:p text:style-name="P4">・名前</text:p>
      <text:p text:style-name="P4">・内容</text:p>
      <text:p text:style-name="P4">・パスワード</text:p>
      <text:p text:style-name="P4">このパスワードを入力しておかないと再投稿、編集、削除ができない。だが、キャンセルは入力不要。</text:p>
      <text:p text:style-name="P4">主なボタン</text:p>
      <text:p text:style-name="P4">・<text:span text:style-name="T6">Cancel</text:span></text:p>
      <text:p text:style-name="P4">記事詳細画面に遷移。</text:p>
      <text:p text:style-name="P4">・<text:span text:style-name="T6">Delete</text:span></text:p>
      <text:p text:style-name="P7">自身が設定したパスワード入力が必須。パスワードがなければ削除は実行されず、警告メッセージが出る。正しくパスワードを入力し、ボタンを押すと削除後、記事詳細画面に遷移し、成功のメッセージが出る。</text:p>
      <text:p text:style-name="P7">・<text:span text:style-name="T10">Submit</text:span></text:p>
      <text:p text:style-name="P7">自身が設定したパスワード入力が必須。パスワードがなければ再投稿は実行されず、警告メッセージが出る。正しくパスワードを入力し、ボタンを押すと再投稿後、記事詳細画面に遷移し、成功のメッセージが出る。</text:p>
      <text:p text:style-name="P7"/>
      <text:p text:style-name="P5"><text:span text:style-name="T9">※記事編集画面</text:span></text:p>
      <text:p text:style-name="P8">ログイン必須画面となる。管理者が記事の作業をするために遷移される。記事の新規投稿、編集、削除が可能になる画面。</text:p>
      <text:p text:style-name="P8">主な入力欄</text:p>
      <text:p text:style-name="P8">・タイトル</text:p>
      <text:p text:style-name="P8">必須項目。50文字入力可能。TOP画面でここで入力された文字がボタン代わりとなる。</text:p>
      <text:p text:style-name="P8">・本文</text:p>
      <text:p text:style-name="P8">必須項目。文字数無制限。</text:p>
      <text:p text:style-name="P8">・画像挿入ボタン</text:p>
      <text:p text:style-name="P8">画像が自身のファイルに保存された一枚だけ挿入できる。挿入は任意。</text:p>
      <text:p text:style-name="P8">主なボタン</text:p>
      <text:p text:style-name="P8">・<text:span text:style-name="T11">Submit：記事の新規投稿、再投稿が可能。タイトル、本文ともに入力されていないと警告が出る。どちらも入力が認められないと、投稿、再投稿が出来ない。</text:span></text:p>
      <text:p text:style-name="P8">・<text:span text:style-name="T11">Cancel：この画面から管理画面に遷移。</text:span></text:p>
      <text:p text:style-name="P8">・<text:span text:style-name="T11">Delete：該当記事そのものを削除する。</text:span></text:p>
      <text:p text:style-name="P8"/>
      <text:p text:style-name="P8"><text:soft-page-break/></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0:43:20.381000000</meta:creation-date>
    <dc:date>2017-06-19T17:13:48.620000000</dc:date>
    <meta:editing-duration>PT23M17S</meta:editing-duration>
    <meta:editing-cycles>1</meta:editing-cycles>
    <meta:generator>LibreOffice/5.3.1.2$Windows_x86 LibreOffice_project/e80a0e0fd1875e1696614d24c32df0f95f03deb2</meta:generator>
    <meta:document-statistic meta:table-count="0" meta:image-count="0" meta:object-count="0" meta:page-count="3" meta:paragraph-count="55" meta:word-count="1827" meta:character-count="1944" meta:non-whitespace-character-count="1933"/>
  </office:meta>
</office:document-meta>
</file>